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ZERO</text:p>
          </table:table-cell>
          <table:table-cell office:value-type="string" calcext:value-type="string">
            <text:p>HUMS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BASE([.A2];2)" office:value-type="string" office:string-value="10011111111" calcext:value-type="string">
            <text:p>10011111111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BASE([.A3];2)" office:value-type="string" office:string-value="100010011011" calcext:value-type="string">
            <text:p>100010011011</text:p>
          </table:table-cell>
          <table:table-cell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BASE([.A4];2)" office:value-type="string" office:string-value="100011101001" calcext:value-type="string">
            <text:p>100011101001</text:p>
          </table:table-cell>
          <table:table-cell table:number-columns-repeated="2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formula="of:=BASE([.A5];2)" office:value-type="string" office:string-value="110010010001" calcext:value-type="string">
            <text:p>110010010001</text:p>
          </table:table-cell>
          <table:table-cell table:number-columns-repeated="2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BASE([.A6];2)" office:value-type="string" office:string-value="1000010011101" calcext:value-type="string">
            <text:p>1000010011101</text:p>
          </table:table-cell>
          <table:table-cell table:number-columns-repeated="2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formula="of:=BASE([.A7];2)" office:value-type="string" office:string-value="1000101000111" calcext:value-type="string">
            <text:p>1000101000111</text:p>
          </table:table-cell>
          <table:table-cell table:number-columns-repeated="2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formula="of:=BASE([.A8];2)" office:value-type="string" office:string-value="10010111011001" calcext:value-type="string">
            <text:p>100101110110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09:34:29.1029995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09:34:31.586250414</meta:creation-date>
    <meta:editing-duration>PT6M12S</meta:editing-duration>
    <meta:editing-cycles>2</meta:editing-cycles>
    <meta:generator>LibreOffice/5.0.5.2$Linux_X86_64 LibreOffice_project/55b006a02d247b5f7215fc6ea0fde844b30035b3</meta:generator>
    <dc:date>2016-05-06T09:40:41.151254947</dc:date>
    <meta:document-statistic meta:table-count="1" meta:cell-count="16" meta:object-count="0"/>
  </office:meta>
</office:document-meta>
</file>